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f95" officeooo:paragraph-rsid="00180f95"/>
    </style:style>
    <style:style style:name="P2" style:family="paragraph" style:parent-style-name="Standard">
      <style:text-properties officeooo:rsid="00180f95" officeooo:paragraph-rsid="001d9d3d"/>
    </style:style>
    <style:style style:name="P3" style:family="paragraph" style:parent-style-name="Standard">
      <style:text-properties fo:font-style="italic" fo:font-weight="normal" officeooo:rsid="00180f95" officeooo:paragraph-rsid="001d9d3d" style:font-style-asian="italic" style:font-weight-asian="normal" style:font-style-complex="italic" style:font-weight-complex="normal"/>
    </style:style>
    <style:style style:name="T1" style:family="text">
      <style:text-properties officeooo:rsid="001973ab"/>
    </style:style>
    <style:style style:name="T2" style:family="text">
      <style:text-properties officeooo:rsid="001ba83f"/>
    </style:style>
    <style:style style:name="T3" style:family="text">
      <style:text-properties officeooo:rsid="001d9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→ Os resíduos que eliminamos tem quatro destinos diferentes resíduos secos, úmidos, perigosos e rejeitos;</text:p>
      <text:p text:style-name="P1"/>
      <text:p text:style-name="P1">→ <text:s/>Resíduos perigosos: pilhas, baterias, lampadas fluorescente, eletro-eletronicos, medicamentos, etc.</text:p>
      <text:p text:style-name="P1"/>
      <text:p text:style-name="P1">→ Deve-se descartar de forma correta nos locais de coleta, pois contem substancias tóxicas quando entram em contato com o meio ambiente;</text:p>
      <text:p text:style-name="P1"/>
      <text:p text:style-name="P1">→ Os fabricantes devem se responsabilizar com o destino final desses materiais, atraves da logistica reversa, garantindo que os resíduos perigosos não contaminem o meio ambiente;</text:p>
      <text:p text:style-name="P1"/>
      <text:p text:style-name="P2">_______________________ Logistica reversa ____________________________-</text:p>
      <text:p text:style-name="P2"/>
      <text:p text:style-name="P3"><text:span text:style-name="T3">Crescimento do lixo eletrônico;</text:span></text:p>
      <text:p text:style-name="P2"/>
      <text:p text:style-name="P1">→<text:span text:style-name="T1"> A tecnologia contribui com a diminuição do tamanho dos equipamentos eletrônicos, o que gera um atrativo para consumidores e consequentemente o tempo de vida dos produtos é reduzido com o intuito de ter rotatividade no consumo.</text:span></text:p>
      <text:p text:style-name="P1"/>
      <text:p text:style-name="P1">→<text:span text:style-name="T1"> Com a evolução da tecnologia gera-se muitos resíduos perigosos, isso mostra a importância da logistica reversa neste cenário atual, tendo como função o descarte correto desses eletrônicos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32:13.735058522</meta:creation-date>
    <dc:date>2018-12-03T20:17:48.277522018</dc:date>
    <meta:editing-duration>PT4M5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146" meta:character-count="1041" meta:non-whitespace-character-count="902"/>
  </office:meta>
</office:document-meta>
</file>